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7.89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75.66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5"/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1"/>
    <style:style style:name="ce7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docs/calibration/boards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date" office:date-value="2021-08-09" calcext:value-type="date">
            <text:p>08/09/21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Connector</text:p>
          </table:table-cell>
          <table:table-cell table:number-columns-repeated="19"/>
        </table:table-row>
        <table:table-row table:style-name="ro1">
          <table:table-cell/>
          <table:table-cell table:style-name="ce2" office:value-type="string" calcext:value-type="string">
            <text:p>Vbat</text:p>
          </table:table-cell>
          <table:table-cell table:style-name="ce2" office:value-type="string" calcext:value-type="string">
            <text:p>ADC[x]</text:p>
          </table:table-cell>
          <table:table-cell table:style-name="ce2" office:value-type="string" calcext:value-type="string">
            <text:p>Ribbon color</text:p>
          </table:table-cell>
          <table:table-cell table:style-name="ce2" office:value-type="string" calcext:value-type="string">
            <text:p>pin number</text:p>
          </table:table-cell>
          <table:table-cell table:style-name="ce2"/>
          <table:table-cell table:style-name="ce2" office:value-type="string" calcext:value-type="string">
            <text:p>Cal reading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BR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PC1</text:p>
          </table:table-cell>
          <table:table-cell table:style-name="ce6" office:value-type="float" office:value="3.346" calcext:value-type="float">
            <text:p>3.346</text:p>
          </table:table-cell>
          <table:table-cell table:style-name="ce7" table:formula="of:=[.G8]/[.B8]" office:value-type="float" office:value="1.0142467414368" calcext:value-type="float">
            <text:p>1.014247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PC0</text:p>
          </table:table-cell>
          <table:table-cell table:style-name="ce6" office:value-type="float" office:value="3.37" calcext:value-type="float">
            <text:p>3.370</text:p>
          </table:table-cell>
          <table:table-cell table:style-name="ce7" table:formula="of:=[.G9]/[.B9]" office:value-type="float" office:value="1.02152167323431" calcext:value-type="float">
            <text:p>1.021522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ORG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PC3</text:p>
          </table:table-cell>
          <table:table-cell table:style-name="ce6" office:value-type="float" office:value="3.349" calcext:value-type="float">
            <text:p>3.349</text:p>
          </table:table-cell>
          <table:table-cell table:style-name="ce7" table:formula="of:=[.G10]/[.B10]" office:value-type="float" office:value="1.01515610791149" calcext:value-type="float">
            <text:p>1.015156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PC2</text:p>
          </table:table-cell>
          <table:table-cell table:style-name="ce6" office:value-type="float" office:value="3.351" calcext:value-type="float">
            <text:p>3.351</text:p>
          </table:table-cell>
          <table:table-cell table:style-name="ce7" table:formula="of:=[.G11]/[.B11]" office:value-type="float" office:value="1.01576235222795" calcext:value-type="float">
            <text:p>1.015762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PA1</text:p>
          </table:table-cell>
          <table:table-cell table:style-name="ce6" office:value-type="float" office:value="3.373" calcext:value-type="float">
            <text:p>3.373</text:p>
          </table:table-cell>
          <table:table-cell table:style-name="ce7" table:formula="of:=[.G12]/[.B12]" office:value-type="float" office:value="1.022431039709" calcext:value-type="float">
            <text:p>1.022431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BLU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PA0</text:p>
          </table:table-cell>
          <table:table-cell table:style-name="ce6" office:value-type="float" office:value="3.345" calcext:value-type="float">
            <text:p>3.345</text:p>
          </table:table-cell>
          <table:table-cell table:style-name="ce7" table:formula="of:=[.G13]/[.B13]" office:value-type="float" office:value="1.01394361927857" calcext:value-type="float">
            <text:p>1.013944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PU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A3</text:p>
          </table:table-cell>
          <table:table-cell table:style-name="ce6" office:value-type="float" office:value="3.343" calcext:value-type="float">
            <text:p>3.343</text:p>
          </table:table-cell>
          <table:table-cell table:style-name="ce7" table:formula="of:=[.G14]/[.B14]" office:value-type="float" office:value="1.01333737496211" calcext:value-type="float">
            <text:p>1.013337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GRY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PA2</text:p>
          </table:table-cell>
          <table:table-cell table:style-name="ce6" office:value-type="float" office:value="3.374" calcext:value-type="float">
            <text:p>3.374</text:p>
          </table:table-cell>
          <table:table-cell table:style-name="ce7" table:formula="of:=[.G15]/[.B15]" office:value-type="float" office:value="1.02273416186723" calcext:value-type="float">
            <text:p>1.022734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WHT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PA5</text:p>
          </table:table-cell>
          <table:table-cell table:style-name="ce6" office:value-type="float" office:value="3.347" calcext:value-type="float">
            <text:p>3.347</text:p>
          </table:table-cell>
          <table:table-cell table:style-name="ce7" table:formula="of:=[.G16]/[.B16]" office:value-type="float" office:value="1.01454986359503" calcext:value-type="float">
            <text:p>1.014550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BLK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A4</text:p>
          </table:table-cell>
          <table:table-cell table:style-name="ce6" office:value-type="float" office:value="3.372" calcext:value-type="float">
            <text:p>3.372</text:p>
          </table:table-cell>
          <table:table-cell table:style-name="ce7" table:formula="of:=[.G17]/[.B17]" office:value-type="float" office:value="1.02212791755077" calcext:value-type="float">
            <text:p>1.022128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BR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6" office:value-type="float" office:value="3.404" calcext:value-type="float">
            <text:p>3.404</text:p>
          </table:table-cell>
          <table:table-cell table:style-name="ce7" table:formula="of:=[.G18]/[.B18]" office:value-type="float" office:value="1.03182782661413" calcext:value-type="float">
            <text:p>1.031828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6" office:value-type="float" office:value="3.357" calcext:value-type="float">
            <text:p>3.357</text:p>
          </table:table-cell>
          <table:table-cell table:style-name="ce7" table:formula="of:=[.G19]/[.B19]" office:value-type="float" office:value="1.01758108517733" calcext:value-type="float">
            <text:p>1.017581</text:p>
          </table:table-cell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ORG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7" office:value-type="string" calcext:value-type="string">
            <text:p>RY2-2-NC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YEL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OC</text:p>
          </table:table-cell>
          <table:table-cell/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16?</text:p>
          </table:table-cell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GR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0</text:p>
          </table:table-cell>
          <table:table-cell table:style-name="ce6" office:value-type="float" office:value="3.39" calcext:value-type="float">
            <text:p>3.390</text:p>
          </table:table-cell>
          <table:table-cell table:style-name="ce7" table:formula="of:=[.G22]/[.B22]" office:value-type="float" office:value="1.02758411639891" calcext:value-type="float">
            <text:p>1.027584</text:p>
          </table:table-cell>
          <table:table-cell table:style-name="ce7" office:value-type="string" calcext:value-type="string">
            <text:p>RY2-1-N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5?</text:p>
          </table:table-cell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BLU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B1</text:p>
          </table:table-cell>
          <table:table-cell table:style-name="ce6" office:value-type="string" calcext:value-type="string">
            <text:p>OC</text:p>
          </table:table-cell>
          <table:table-cell/>
          <table:table-cell office:value-type="string" calcext:value-type="string">
            <text:p>RY1-2-NC</text:p>
          </table:table-cell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C0</text:p>
          </table:table-cell>
          <table:table-cell/>
          <table:table-cell table:style-name="ce5" office:value-type="string" calcext:value-type="string">
            <text:p>PUR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ground</text:p>
          </table:table-cell>
          <table:table-cell/>
          <table:table-cell table:style-name="ce5" office:value-type="string" calcext:value-type="string">
            <text:p>GRY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RN</text:p>
          </table:table-cell>
          <table:table-cell/>
          <table:table-cell table:style-name="ce5" office:value-type="string" calcext:value-type="string">
            <text:p>WH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SRP</text:p>
          </table:table-cell>
          <table:table-cell/>
          <table:table-cell table:style-name="ce5" office:value-type="string" calcext:value-type="string">
            <text:p>BLK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/>
          <table:table-cell table:style-name="ce7"/>
          <table:table-cell table:number-columns-repeated="15"/>
        </table:table-row>
        <table:table-row table:style-name="ro1">
          <table:table-cell table:number-columns-repeated="8"/>
          <table:table-cell table:style-name="ce7"/>
          <table:table-cell table:number-columns-repeated="15"/>
        </table:table-row>
        <table:table-row table:style-name="ro1">
          <table:table-cell/>
          <table:table-cell office:value-type="float" office:value="3.299" calcext:value-type="float">
            <text:p>3.299</text:p>
          </table:table-cell>
          <table:table-cell/>
          <table:table-cell office:value-type="string" calcext:value-type="string">
            <text:p>Vrefint</text:p>
          </table:table-cell>
          <table:table-cell table:number-columns-repeated="2"/>
          <table:table-cell office:value-type="float" office:value="3.303" calcext:value-type="float">
            <text:p>3.303</text:p>
          </table:table-cell>
          <table:table-cell/>
          <table:table-cell table:style-name="ce7" table:formula="of:=[.G29]/[.B29]" office:value-type="float" office:value="1.00121248863292" calcext:value-type="float">
            <text:p>1.00121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temp</text:p>
          </table:table-cell>
          <table:table-cell table:number-columns-repeated="2"/>
          <table:table-cell office:value-type="float" office:value="924.17" calcext:value-type="float">
            <text:p>924.17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OARD #2</text:p>
          </table:table-cell>
          <table:table-cell table:style-name="ce1" office:value-type="date" office:date-value="2021-08-10" calcext:value-type="date">
            <text:p>08/10/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3]+1" office:value-type="float" office:value="1" calcext:value-type="float">
            <text:p>1</text:p>
          </table:table-cell>
          <table:table-cell table:formula="of:=[.E33]+1" office:value-type="float" office:value="2" calcext:value-type="float">
            <text:p>2</text:p>
          </table:table-cell>
          <table:table-cell table:formula="of:=[.F33]+1" office:value-type="float" office:value="3" calcext:value-type="float">
            <text:p>3</text:p>
          </table:table-cell>
          <table:table-cell table:formula="of:=[.G33]+1" office:value-type="float" office:value="4" calcext:value-type="float">
            <text:p>4</text:p>
          </table:table-cell>
          <table:table-cell table:formula="of:=[.H33]+1" office:value-type="float" office:value="5" calcext:value-type="float">
            <text:p>5</text:p>
          </table:table-cell>
          <table:table-cell table:formula="of:=[.I33]+1" office:value-type="float" office:value="6" calcext:value-type="float">
            <text:p>6</text:p>
          </table:table-cell>
          <table:table-cell table:formula="of:=[.J33]+1" office:value-type="float" office:value="7" calcext:value-type="float">
            <text:p>7</text:p>
          </table:table-cell>
          <table:table-cell table:formula="of:=[.K33]+1" office:value-type="float" office:value="8" calcext:value-type="float">
            <text:p>8</text:p>
          </table:table-cell>
          <table:table-cell table:formula="of:=[.L33]+1" office:value-type="float" office:value="9" calcext:value-type="float">
            <text:p>9</text:p>
          </table:table-cell>
          <table:table-cell table:formula="of:=[.M33]+1" office:value-type="float" office:value="10" calcext:value-type="float">
            <text:p>10</text:p>
          </table:table-cell>
          <table:table-cell table:formula="of:=[.N33]+1" office:value-type="float" office:value="11" calcext:value-type="float">
            <text:p>11</text:p>
          </table:table-cell>
          <table:table-cell table:formula="of:=[.O33]+1" office:value-type="float" office:value="12" calcext:value-type="float">
            <text:p>12</text:p>
          </table:table-cell>
          <table:table-cell table:formula="of:=[.P33]+1" office:value-type="float" office:value="13" calcext:value-type="float">
            <text:p>13</text:p>
          </table:table-cell>
          <table:table-cell table:formula="of:=[.Q33]+1" office:value-type="float" office:value="14" calcext:value-type="float">
            <text:p>14</text:p>
          </table:table-cell>
          <table:table-cell table:formula="of:=[.R33]+1" office:value-type="float" office:value="15" calcext:value-type="float">
            <text:p>15</text:p>
          </table:table-cell>
          <table:table-cell table:formula="of:=[.S33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8" calcext:value-type="float">
            <text:p>3.3448</text:p>
          </table:table-cell>
          <table:table-cell office:value-type="float" office:value="3.3561" calcext:value-type="float">
            <text:p>3.3561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419" calcext:value-type="float">
            <text:p>945.4419</text:p>
          </table:table-cell>
          <table:table-cell office:value-type="string" calcext:value-type="string">
            <text:p><text:s/>:</text:p>
          </table:table-cell>
          <table:table-cell office:value-type="float" office:value="12048" calcext:value-type="float">
            <text:p>12048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9" calcext:value-type="float">
            <text:p>3.3439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73" calcext:value-type="float">
            <text:p>3.373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9" calcext:value-type="float">
            <text:p>3.3979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4904" calcext:value-type="float">
            <text:p>945.4904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8" calcext:value-type="float">
            <text:p>3.3688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49" calcext:value-type="float">
            <text:p>3.349</text:p>
          </table:table-cell>
          <table:table-cell office:value-type="float" office:value="3.3466" calcext:value-type="float">
            <text:p>3.3466</text:p>
          </table:table-cell>
          <table:table-cell office:value-type="float" office:value="3.3438" calcext:value-type="float">
            <text:p>3.3438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729" calcext:value-type="float">
            <text:p>3.3729</text:p>
          </table:table-cell>
          <table:table-cell office:value-type="float" office:value="3.3411" calcext:value-type="float">
            <text:p>3.3411</text:p>
          </table:table-cell>
          <table:table-cell office:value-type="float" office:value="3.3713" calcext:value-type="float">
            <text:p>3.3713</text:p>
          </table:table-cell>
          <table:table-cell office:value-type="float" office:value="3.3449" calcext:value-type="float">
            <text:p>3.3449</text:p>
          </table:table-cell>
          <table:table-cell office:value-type="float" office:value="3.3562" calcext:value-type="float">
            <text:p>3.3562</text:p>
          </table:table-cell>
          <table:table-cell office:value-type="float" office:value="3.4032" calcext:value-type="float">
            <text:p>3.4032</text:p>
          </table:table-cell>
          <table:table-cell office:value-type="float" office:value="3.3368" calcext:value-type="float">
            <text:p>3.3368</text:p>
          </table:table-cell>
          <table:table-cell office:value-type="float" office:value="3.3978" calcext:value-type="float">
            <text:p>3.3978</text:p>
          </table:table-cell>
          <table:table-cell office:value-type="float" office:value="3.3888" calcext:value-type="float">
            <text:p>3.3888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093" calcext:value-type="float">
            <text:p>945.5093</text:p>
          </table:table-cell>
          <table:table-cell office:value-type="string" calcext:value-type="string">
            <text:p><text:s/>:</text:p>
          </table:table-cell>
          <table:table-cell office:value-type="float" office:value="12051" calcext:value-type="float">
            <text:p>12051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5" calcext:value-type="float">
            <text:p>3.3465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388" calcext:value-type="float">
            <text:p>945.5388</text:p>
          </table:table-cell>
          <table:table-cell office:value-type="string" calcext:value-type="string">
            <text:p><text:s/>:</text:p>
          </table:table-cell>
          <table:table-cell office:value-type="float" office:value="12044" calcext:value-type="float">
            <text:p>12044</text:p>
          </table:table-cell>
          <table:table-cell office:value-type="float" office:value="7563" calcext:value-type="float">
            <text:p>756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4" calcext:value-type="float">
            <text:p>3.3434</text:p>
          </table:table-cell>
          <table:table-cell office:value-type="float" office:value="3.3489" calcext:value-type="float">
            <text:p>3.3489</text:p>
          </table:table-cell>
          <table:table-cell office:value-type="float" office:value="3.3464" calcext:value-type="float">
            <text:p>3.3464</text:p>
          </table:table-cell>
          <table:table-cell office:value-type="float" office:value="3.3437" calcext:value-type="float">
            <text:p>3.3437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8" calcext:value-type="float">
            <text:p>3.3728</text:p>
          </table:table-cell>
          <table:table-cell office:value-type="float" office:value="3.341" calcext:value-type="float">
            <text:p>3.341</text:p>
          </table:table-cell>
          <table:table-cell office:value-type="float" office:value="3.3712" calcext:value-type="float">
            <text:p>3.3712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6" calcext:value-type="float">
            <text:p>3.356</text:p>
          </table:table-cell>
          <table:table-cell office:value-type="float" office:value="3.4031" calcext:value-type="float">
            <text:p>3.4031</text:p>
          </table:table-cell>
          <table:table-cell office:value-type="float" office:value="3.3367" calcext:value-type="float">
            <text:p>3.3367</text:p>
          </table:table-cell>
          <table:table-cell office:value-type="float" office:value="3.3977" calcext:value-type="float">
            <text:p>3.3977</text:p>
          </table:table-cell>
          <table:table-cell office:value-type="float" office:value="3.3887" calcext:value-type="float">
            <text:p>3.3887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29" calcext:value-type="float">
            <text:p>945.5529</text:p>
          </table:table-cell>
          <table:table-cell office:value-type="string" calcext:value-type="string">
            <text:p><text:s/>:</text:p>
          </table:table-cell>
          <table:table-cell office:value-type="float" office:value="12053" calcext:value-type="float">
            <text:p>12053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7" calcext:value-type="float">
            <text:p>3.3687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6" calcext:value-type="float">
            <text:p>3.343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727" calcext:value-type="float">
            <text:p>3.3727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7" calcext:value-type="float">
            <text:p>3.3447</text:p>
          </table:table-cell>
          <table:table-cell office:value-type="float" office:value="3.3559" calcext:value-type="float">
            <text:p>3.3559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6" calcext:value-type="float">
            <text:p>3.3976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1" calcext:value-type="float">
            <text:p>945.5571</text:p>
          </table:table-cell>
          <table:table-cell office:value-type="string" calcext:value-type="string">
            <text:p><text:s/>:</text:p>
          </table:table-cell>
          <table:table-cell office:value-type="float" office:value="12042" calcext:value-type="float">
            <text:p>12042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3" calcext:value-type="float">
            <text:p>3.343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3" calcext:value-type="float">
            <text:p>3.3463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9" calcext:value-type="float">
            <text:p>3.3409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6" calcext:value-type="float">
            <text:p>3.3446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6" calcext:value-type="float">
            <text:p>3.3366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577" calcext:value-type="float">
            <text:p>945.5577</text:p>
          </table:table-cell>
          <table:table-cell office:value-type="string" calcext:value-type="string">
            <text:p><text:s/>:</text:p>
          </table:table-cell>
          <table:table-cell office:value-type="float" office:value="12049" calcext:value-type="float">
            <text:p>12049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686" calcext:value-type="float">
            <text:p>3.3686</text:p>
          </table:table-cell>
          <table:table-cell office:value-type="float" office:value="3.3432" calcext:value-type="float">
            <text:p>3.3432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462" calcext:value-type="float">
            <text:p>3.3462</text:p>
          </table:table-cell>
          <table:table-cell office:value-type="float" office:value="3.3435" calcext:value-type="float">
            <text:p>3.3435</text:p>
          </table:table-cell>
          <table:table-cell office:value-type="float" office:value="3.3723" calcext:value-type="float">
            <text:p>3.3723</text:p>
          </table:table-cell>
          <table:table-cell office:value-type="float" office:value="3.3726" calcext:value-type="float">
            <text:p>3.3726</text:p>
          </table:table-cell>
          <table:table-cell office:value-type="float" office:value="3.3408" calcext:value-type="float">
            <text:p>3.3408</text:p>
          </table:table-cell>
          <table:table-cell office:value-type="float" office:value="3.3711" calcext:value-type="float">
            <text:p>3.3711</text:p>
          </table:table-cell>
          <table:table-cell office:value-type="float" office:value="3.3445" calcext:value-type="float">
            <text:p>3.3445</text:p>
          </table:table-cell>
          <table:table-cell office:value-type="float" office:value="3.3558" calcext:value-type="float">
            <text:p>3.3558</text:p>
          </table:table-cell>
          <table:table-cell office:value-type="float" office:value="3.403" calcext:value-type="float">
            <text:p>3.403</text:p>
          </table:table-cell>
          <table:table-cell office:value-type="float" office:value="3.3365" calcext:value-type="float">
            <text:p>3.3365</text:p>
          </table:table-cell>
          <table:table-cell office:value-type="float" office:value="3.3975" calcext:value-type="float">
            <text:p>3.3975</text:p>
          </table:table-cell>
          <table:table-cell office:value-type="float" office:value="3.3886" calcext:value-type="float">
            <text:p>3.3886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3024" calcext:value-type="float">
            <text:p>3.3024</text:p>
          </table:table-cell>
          <table:table-cell office:value-type="float" office:value="945.5608" calcext:value-type="float">
            <text:p>945.5608</text:p>
          </table:table-cell>
          <table:table-cell office:value-type="string" calcext:value-type="string">
            <text:p><text:s/>:</text:p>
          </table:table-cell>
          <table:table-cell office:value-type="float" office:value="12039" calcext:value-type="float">
            <text:p>12039</text:p>
          </table:table-cell>
          <table:table-cell office:value-type="float" office:value="7561" calcext:value-type="float">
            <text:p>75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34:.D41])" office:value-type="float" office:value="3.3687125" calcext:value-type="float">
            <text:p>3.3687125</text:p>
          </table:table-cell>
          <table:table-cell table:formula="of:=AVERAGE([.E34:.E41])" office:value-type="float" office:value="3.3434" calcext:value-type="float">
            <text:p>3.3434</text:p>
          </table:table-cell>
          <table:table-cell table:formula="of:=AVERAGE([.F34:.F41])" office:value-type="float" office:value="3.348875" calcext:value-type="float">
            <text:p>3.348875</text:p>
          </table:table-cell>
          <table:table-cell table:formula="of:=AVERAGE([.G34:.G41])" office:value-type="float" office:value="3.3464375" calcext:value-type="float">
            <text:p>3.3464375</text:p>
          </table:table-cell>
          <table:table-cell table:formula="of:=AVERAGE([.H34:.H41])" office:value-type="float" office:value="3.3436875" calcext:value-type="float">
            <text:p>3.3436875</text:p>
          </table:table-cell>
          <table:table-cell table:formula="of:=AVERAGE([.I34:.I41])" office:value-type="float" office:value="3.372475" calcext:value-type="float">
            <text:p>3.372475</text:p>
          </table:table-cell>
          <table:table-cell table:formula="of:=AVERAGE([.J34:.J41])" office:value-type="float" office:value="3.3727875" calcext:value-type="float">
            <text:p>3.3727875</text:p>
          </table:table-cell>
          <table:table-cell table:formula="of:=AVERAGE([.K34:.K41])" office:value-type="float" office:value="3.3409875" calcext:value-type="float">
            <text:p>3.3409875</text:p>
          </table:table-cell>
          <table:table-cell table:formula="of:=AVERAGE([.L34:.L41])" office:value-type="float" office:value="3.3711875" calcext:value-type="float">
            <text:p>3.3711875</text:p>
          </table:table-cell>
          <table:table-cell table:formula="of:=AVERAGE([.M34:.M41])" office:value-type="float" office:value="3.344725" calcext:value-type="float">
            <text:p>3.344725</text:p>
          </table:table-cell>
          <table:table-cell table:formula="of:=AVERAGE([.N34:.N41])" office:value-type="float" office:value="3.356" calcext:value-type="float">
            <text:p>3.356</text:p>
          </table:table-cell>
          <table:table-cell table:formula="of:=AVERAGE([.O34:.O41])" office:value-type="float" office:value="3.4031" calcext:value-type="float">
            <text:p>3.4031</text:p>
          </table:table-cell>
          <table:table-cell table:formula="of:=AVERAGE([.P34:.P41])" office:value-type="float" office:value="3.3366875" calcext:value-type="float">
            <text:p>3.3366875</text:p>
          </table:table-cell>
          <table:table-cell table:formula="of:=AVERAGE([.Q34:.Q41])" office:value-type="float" office:value="3.3977" calcext:value-type="float">
            <text:p>3.3977</text:p>
          </table:table-cell>
          <table:table-cell table:formula="of:=AVERAGE([.R34:.R41])" office:value-type="float" office:value="3.3887" calcext:value-type="float">
            <text:p>3.3887</text:p>
          </table:table-cell>
          <table:table-cell table:formula="of:=AVERAGE([.S34:.S41])" office:value-type="float" office:value="3.3726125" calcext:value-type="float">
            <text:p>3.3726125</text:p>
          </table:table-cell>
          <table:table-cell table:formula="of:=AVERAGE([.T34:.T41])" office:value-type="float" office:value="3.3024" calcext:value-type="float">
            <text:p>3.3024</text:p>
          </table:table-cell>
          <table:table-cell table:formula="of:=AVERAGE([.U34:.U41])" office:value-type="float" office:value="945.5261125" calcext:value-type="float">
            <text:p>945.52611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98" calcext:value-type="float">
            <text:p>3.298</text:p>
          </table:table-cell>
          <table:table-cell/>
          <table:table-cell table:formula="of:=[.D42]/[.$B43]" office:value-type="float" office:value="1.02144102486355" calcext:value-type="float">
            <text:p>1.0214410249</text:p>
          </table:table-cell>
          <table:table-cell table:formula="of:=[.E42]/[.$B43]" office:value-type="float" office:value="1.01376591873863" calcext:value-type="float">
            <text:p>1.0137659187</text:p>
          </table:table-cell>
          <table:table-cell table:formula="of:=[.F42]/[.$B43]" office:value-type="float" office:value="1.01542601576713" calcext:value-type="float">
            <text:p>1.0154260158</text:p>
          </table:table-cell>
          <table:table-cell table:formula="of:=[.G42]/[.$B43]" office:value-type="float" office:value="1.01468693147362" calcext:value-type="float">
            <text:p>1.0146869315</text:p>
          </table:table-cell>
          <table:table-cell table:formula="of:=[.H42]/[.$B43]" office:value-type="float" office:value="1.01385309278351" calcext:value-type="float">
            <text:p>1.0138530928</text:p>
          </table:table-cell>
          <table:table-cell table:formula="of:=[.I42]/[.$B43]" office:value-type="float" office:value="1.02258186779867" calcext:value-type="float">
            <text:p>1.0225818678</text:p>
          </table:table-cell>
          <table:table-cell table:formula="of:=[.J42]/[.$B43]" office:value-type="float" office:value="1.02267662219527" calcext:value-type="float">
            <text:p>1.0226766222</text:p>
          </table:table-cell>
          <table:table-cell table:formula="of:=[.K42]/[.$B43]" office:value-type="float" office:value="1.01303441479685" calcext:value-type="float">
            <text:p>1.0130344148</text:p>
          </table:table-cell>
          <table:table-cell table:formula="of:=[.L42]/[.$B43]" office:value-type="float" office:value="1.02219147968466" calcext:value-type="float">
            <text:p>1.0221914797</text:p>
          </table:table-cell>
          <table:table-cell table:formula="of:=[.M42]/[.$B43]" office:value-type="float" office:value="1.01416767738023" calcext:value-type="float">
            <text:p>1.0141676774</text:p>
          </table:table-cell>
          <table:table-cell table:formula="of:=[.N42]/[.$B43]" office:value-type="float" office:value="1.0175864160097" calcext:value-type="float">
            <text:p>1.017586416</text:p>
          </table:table-cell>
          <table:table-cell table:formula="of:=[.O42]/[.$B43]" office:value-type="float" office:value="1.03186779866586" calcext:value-type="float">
            <text:p>1.0318677987</text:p>
          </table:table-cell>
          <table:table-cell table:formula="of:=[.P42]/[.$B43]" office:value-type="float" office:value="1.01173059429958" calcext:value-type="float">
            <text:p>1.0117305943</text:p>
          </table:table-cell>
          <table:table-cell table:formula="of:=[.Q42]/[.$B43]" office:value-type="float" office:value="1.03023044269254" calcext:value-type="float">
            <text:p>1.0302304427</text:p>
          </table:table-cell>
          <table:table-cell table:formula="of:=[.R42]/[.$B43]" office:value-type="float" office:value="1.02750151607035" calcext:value-type="float">
            <text:p>1.0275015161</text:p>
          </table:table-cell>
          <table:table-cell table:formula="of:=[.S42]/[.$B43]" office:value-type="float" office:value="1.02262355973317" calcext:value-type="float">
            <text:p>1.0226235597</text:p>
          </table:table-cell>
          <table:table-cell table:formula="of:=[.T42]/[.$B43]" office:value-type="float" office:value="1.00133414190418" calcext:value-type="float">
            <text:p>1.0013341419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012536" calcext:value-type="float">
            <text:p>1.253600E-04</text:p>
          </table:table-cell>
          <table:table-cell/>
          <table:table-cell table:style-name="ce3" table:formula="of:=[.$B44]/[.D43]" office:value-type="float" office:value="0.000122728573601932" calcext:value-type="float">
            <text:p>1.227286E-04</text:p>
          </table:table-cell>
          <table:table-cell table:style-name="ce3" table:formula="of:=[.$B44]/[.E43]" office:value-type="float" office:value="0.00012365773763235" calcext:value-type="float">
            <text:p>1.236577E-04</text:p>
          </table:table-cell>
          <table:table-cell table:style-name="ce3" table:formula="of:=[.$B44]/[.F43]" office:value-type="float" office:value="0.000123455572393714" calcext:value-type="float">
            <text:p>1.234556E-04</text:p>
          </table:table-cell>
          <table:table-cell table:style-name="ce3" table:formula="of:=[.$B44]/[.G43]" office:value-type="float" office:value="0.000123545495769755" calcext:value-type="float">
            <text:p>1.235455E-04</text:p>
          </table:table-cell>
          <table:table-cell table:style-name="ce3" table:formula="of:=[.$B44]/[.H43]" office:value-type="float" office:value="0.000123647105179536" calcext:value-type="float">
            <text:p>1.236471E-04</text:p>
          </table:table-cell>
          <table:table-cell table:style-name="ce3" table:formula="of:=[.$B44]/[.I43]" office:value-type="float" office:value="0.000122591651531887" calcext:value-type="float">
            <text:p>1.225917E-04</text:p>
          </table:table-cell>
          <table:table-cell table:style-name="ce3" table:formula="of:=[.$B44]/[.J43]" office:value-type="float" office:value="0.000122580293006897" calcext:value-type="float">
            <text:p>1.225803E-04</text:p>
          </table:table-cell>
          <table:table-cell table:style-name="ce3" table:formula="of:=[.$B44]/[.K43]" office:value-type="float" office:value="0.000123747029882632" calcext:value-type="float">
            <text:p>1.237470E-04</text:p>
          </table:table-cell>
          <table:table-cell table:style-name="ce3" table:formula="of:=[.$B44]/[.L43]" office:value-type="float" office:value="0.000122638470865237" calcext:value-type="float">
            <text:p>1.226385E-04</text:p>
          </table:table-cell>
          <table:table-cell table:style-name="ce3" table:formula="of:=[.$B44]/[.M43]" office:value-type="float" office:value="0.000123608751093139" calcext:value-type="float">
            <text:p>1.236088E-04</text:p>
          </table:table-cell>
          <table:table-cell table:style-name="ce3" table:formula="of:=[.$B44]/[.N43]" office:value-type="float" office:value="0.00012319346841478" calcext:value-type="float">
            <text:p>1.231935E-04</text:p>
          </table:table-cell>
          <table:table-cell table:style-name="ce3" table:formula="of:=[.$B44]/[.O43]" office:value-type="float" office:value="0.000121488431136317" calcext:value-type="float">
            <text:p>1.214884E-04</text:p>
          </table:table-cell>
          <table:table-cell table:style-name="ce3" table:formula="of:=[.$B44]/[.P43]" office:value-type="float" office:value="0.000123906503081274" calcext:value-type="float">
            <text:p>1.239065E-04</text:p>
          </table:table-cell>
          <table:table-cell table:style-name="ce3" table:formula="of:=[.$B44]/[.Q43]" office:value-type="float" office:value="0.000121681513965329" calcext:value-type="float">
            <text:p>1.216815E-04</text:p>
          </table:table-cell>
          <table:table-cell table:style-name="ce3" table:formula="of:=[.$B44]/[.R43]" office:value-type="float" office:value="0.000122004686162835" calcext:value-type="float">
            <text:p>1.220047E-04</text:p>
          </table:table-cell>
          <table:table-cell table:style-name="ce3" table:formula="of:=[.$B44]/[.S43]" office:value-type="float" office:value="0.000122586653521565" calcext:value-type="float">
            <text:p>1.225867E-04</text:p>
          </table:table-cell>
          <table:table-cell table:style-name="ce3" table:formula="of:=[.$B45]/[.T43]" office:value-type="float" office:value="0.0000170915274769864" calcext:value-type="float">
            <text:p>1.709153E-0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.00001711433" calcext:value-type="float">
            <text:p>1.71E-05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3" table:formula="of:=[.D44]" office:value-type="float" office:value="0.000122728573601932" calcext:value-type="float">
            <text:p>1.22728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3" table:formula="of:=[.E44]" office:value-type="float" office:value="0.00012365773763235" calcext:value-type="float">
            <text:p>1.23657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3" table:formula="of:=[.F44]" office:value-type="float" office:value="0.000123455572393714" calcext:value-type="float">
            <text:p>1.234556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3" table:formula="of:=[.G44]" office:value-type="float" office:value="0.000123545495769755" calcext:value-type="float">
            <text:p>1.23545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3" table:formula="of:=[.H44]" office:value-type="float" office:value="0.000123647105179536" calcext:value-type="float">
            <text:p>1.236471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3" table:formula="of:=[.I44]" office:value-type="float" office:value="0.000122591651531887" calcext:value-type="float">
            <text:p>1.225917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3" table:formula="of:=[.J44]" office:value-type="float" office:value="0.000122580293006897" calcext:value-type="float">
            <text:p>1.225803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3" table:formula="of:=[.K44]" office:value-type="float" office:value="0.000123747029882632" calcext:value-type="float">
            <text:p>1.237470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3" table:formula="of:=[.L44]" office:value-type="float" office:value="0.000122638470865237" calcext:value-type="float">
            <text:p>1.22638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3" table:formula="of:=[.M44]" office:value-type="float" office:value="0.000123608751093139" calcext:value-type="float">
            <text:p>1.236088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3" table:formula="of:=[.N44]" office:value-type="float" office:value="0.00012319346841478" calcext:value-type="float">
            <text:p>1.23193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3" table:formula="of:=[.O44]" office:value-type="float" office:value="0.000121488431136317" calcext:value-type="float">
            <text:p>1.214884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3" table:formula="of:=[.P44]" office:value-type="float" office:value="0.000123906503081274" calcext:value-type="float">
            <text:p>1.23906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3" table:formula="of:=[.Q44]" office:value-type="float" office:value="0.000121681513965329" calcext:value-type="float">
            <text:p>1.216815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3" table:formula="of:=[.R44]" office:value-type="float" office:value="0.000122004686162835" calcext:value-type="float">
            <text:p>1.22004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3" table:formula="of:=[.S44]" office:value-type="float" office:value="0.000122586653521565" calcext:value-type="float">
            <text:p>1.22586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3" table:formula="of:=[.T44]" office:value-type="float" office:value="0.0000170915274769864" calcext:value-type="float">
            <text:p>1.709153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</table:table-row>
        <table:table-row table:style-name="ro1">
          <table:table-cell table:number-columns-repeated="23"/>
          <table:table-cell office:value-type="float" office:value="7533" calcext:value-type="float">
            <text:p>7533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BOARD #1</text:p>
          </table:table-cell>
          <table:table-cell table:style-name="ce1" office:value-type="date" office:date-value="2021-08-11" calcext:value-type="date">
            <text:p>08/11/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69]+1" office:value-type="float" office:value="1" calcext:value-type="float">
            <text:p>1</text:p>
          </table:table-cell>
          <table:table-cell table:formula="of:=[.E69]+1" office:value-type="float" office:value="2" calcext:value-type="float">
            <text:p>2</text:p>
          </table:table-cell>
          <table:table-cell table:formula="of:=[.F69]+1" office:value-type="float" office:value="3" calcext:value-type="float">
            <text:p>3</text:p>
          </table:table-cell>
          <table:table-cell table:formula="of:=[.G69]+1" office:value-type="float" office:value="4" calcext:value-type="float">
            <text:p>4</text:p>
          </table:table-cell>
          <table:table-cell table:formula="of:=[.H69]+1" office:value-type="float" office:value="5" calcext:value-type="float">
            <text:p>5</text:p>
          </table:table-cell>
          <table:table-cell table:formula="of:=[.I69]+1" office:value-type="float" office:value="6" calcext:value-type="float">
            <text:p>6</text:p>
          </table:table-cell>
          <table:table-cell table:formula="of:=[.J69]+1" office:value-type="float" office:value="7" calcext:value-type="float">
            <text:p>7</text:p>
          </table:table-cell>
          <table:table-cell table:formula="of:=[.K69]+1" office:value-type="float" office:value="8" calcext:value-type="float">
            <text:p>8</text:p>
          </table:table-cell>
          <table:table-cell table:formula="of:=[.L69]+1" office:value-type="float" office:value="9" calcext:value-type="float">
            <text:p>9</text:p>
          </table:table-cell>
          <table:table-cell table:formula="of:=[.M69]+1" office:value-type="float" office:value="10" calcext:value-type="float">
            <text:p>10</text:p>
          </table:table-cell>
          <table:table-cell table:formula="of:=[.N69]+1" office:value-type="float" office:value="11" calcext:value-type="float">
            <text:p>11</text:p>
          </table:table-cell>
          <table:table-cell table:formula="of:=[.O69]+1" office:value-type="float" office:value="12" calcext:value-type="float">
            <text:p>12</text:p>
          </table:table-cell>
          <table:table-cell table:formula="of:=[.P69]+1" office:value-type="float" office:value="13" calcext:value-type="float">
            <text:p>13</text:p>
          </table:table-cell>
          <table:table-cell table:formula="of:=[.Q69]+1" office:value-type="float" office:value="14" calcext:value-type="float">
            <text:p>14</text:p>
          </table:table-cell>
          <table:table-cell table:formula="of:=[.R69]+1" office:value-type="float" office:value="15" calcext:value-type="float">
            <text:p>15</text:p>
          </table:table-cell>
          <table:table-cell table:formula="of:=[.S69]+1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84" calcext:value-type="float">
            <text:p>3.384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3" calcext:value-type="float">
            <text:p>3.4293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6" calcext:value-type="float">
            <text:p>3.3746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8" calcext:value-type="float">
            <text:p>3.38</text:p>
          </table:table-cell>
          <table:table-cell office:value-type="float" office:value="3.3829" calcext:value-type="float">
            <text:p>3.3829</text:p>
          </table:table-cell>
          <table:table-cell office:value-type="float" office:value="3.38" calcext:value-type="float">
            <text:p>3.38</text:p>
          </table:table-cell>
          <table:table-cell office:value-type="float" office:value="3.3923" calcext:value-type="float">
            <text:p>3.3923</text:p>
          </table:table-cell>
          <table:table-cell office:value-type="float" office:value="3.4002" calcext:value-type="float">
            <text:p>3.4002</text:p>
          </table:table-cell>
          <table:table-cell office:value-type="float" office:value="3.387" calcext:value-type="float">
            <text:p>3.387</text:p>
          </table:table-cell>
          <table:table-cell office:value-type="float" office:value="3.4157" calcext:value-type="float">
            <text:p>3.4157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26" calcext:value-type="float">
            <text:p>942.026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5" calcext:value-type="float">
            <text:p>3.3395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6" calcext:value-type="float">
            <text:p>3.3746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8" calcext:value-type="float">
            <text:p>3.38</text:p>
          </table:table-cell>
          <table:table-cell office:value-type="float" office:value="3.3829" calcext:value-type="float">
            <text:p>3.3829</text:p>
          </table:table-cell>
          <table:table-cell office:value-type="float" office:value="3.38" calcext:value-type="float">
            <text:p>3.38</text:p>
          </table:table-cell>
          <table:table-cell office:value-type="float" office:value="3.3923" calcext:value-type="float">
            <text:p>3.3923</text:p>
          </table:table-cell>
          <table:table-cell office:value-type="float" office:value="3.4002" calcext:value-type="float">
            <text:p>3.4002</text:p>
          </table:table-cell>
          <table:table-cell office:value-type="float" office:value="3.387" calcext:value-type="float">
            <text:p>3.387</text:p>
          </table:table-cell>
          <table:table-cell office:value-type="float" office:value="3.4157" calcext:value-type="float">
            <text:p>3.4157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277" calcext:value-type="float">
            <text:p>942.0277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8" calcext:value-type="float">
            <text:p>3.3488</text:p>
          </table:table-cell>
          <table:table-cell office:value-type="float" office:value="3.384" calcext:value-type="float">
            <text:p>3.384</text:p>
          </table:table-cell>
          <table:table-cell office:value-type="float" office:value="3.3396" calcext:value-type="float">
            <text:p>3.3396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6" calcext:value-type="float">
            <text:p>3.3746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8" calcext:value-type="float">
            <text:p>3.38</text:p>
          </table:table-cell>
          <table:table-cell office:value-type="float" office:value="3.383" calcext:value-type="float">
            <text:p>3.383</text:p>
          </table:table-cell>
          <table:table-cell office:value-type="float" office:value="3.3801" calcext:value-type="float">
            <text:p>3.3801</text:p>
          </table:table-cell>
          <table:table-cell office:value-type="float" office:value="3.3923" calcext:value-type="float">
            <text:p>3.3923</text:p>
          </table:table-cell>
          <table:table-cell office:value-type="float" office:value="3.4002" calcext:value-type="float">
            <text:p>3.4002</text:p>
          </table:table-cell>
          <table:table-cell office:value-type="float" office:value="3.387" calcext:value-type="float">
            <text:p>3.387</text:p>
          </table:table-cell>
          <table:table-cell office:value-type="float" office:value="3.4157" calcext:value-type="float">
            <text:p>3.4157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292" calcext:value-type="float">
            <text:p>942.0292</text:p>
          </table:table-cell>
          <table:table-cell office:value-type="string" calcext:value-type="string">
            <text:p><text:s/>:</text:p>
          </table:table-cell>
          <table:table-cell office:value-type="float" office:value="12030" calcext:value-type="float">
            <text:p>12030</text:p>
          </table:table-cell>
          <table:table-cell office:value-type="float" office:value="7534" calcext:value-type="float">
            <text:p>753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7" calcext:value-type="float">
            <text:p>3.3487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5" calcext:value-type="float">
            <text:p>3.3395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6" calcext:value-type="float">
            <text:p>3.3746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829" calcext:value-type="float">
            <text:p>3.3829</text:p>
          </table:table-cell>
          <table:table-cell office:value-type="float" office:value="3.38" calcext:value-type="float">
            <text:p>3.38</text:p>
          </table:table-cell>
          <table:table-cell office:value-type="float" office:value="3.3922" calcext:value-type="float">
            <text:p>3.3922</text:p>
          </table:table-cell>
          <table:table-cell office:value-type="float" office:value="3.4002" calcext:value-type="float">
            <text:p>3.4002</text:p>
          </table:table-cell>
          <table:table-cell office:value-type="float" office:value="3.387" calcext:value-type="float">
            <text:p>3.387</text:p>
          </table:table-cell>
          <table:table-cell office:value-type="float" office:value="3.4157" calcext:value-type="float">
            <text:p>3.4157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3" calcext:value-type="float">
            <text:p>942.03</text:p>
          </table:table-cell>
          <table:table-cell office:value-type="string" calcext:value-type="string">
            <text:p><text:s/>:</text:p>
          </table:table-cell>
          <table:table-cell office:value-type="float" office:value="12021" calcext:value-type="float">
            <text:p>12021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6" calcext:value-type="float">
            <text:p>3.3486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5" calcext:value-type="float">
            <text:p>3.3395</text:p>
          </table:table-cell>
          <table:table-cell office:value-type="float" office:value="3.3725" calcext:value-type="float">
            <text:p>3.3725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6" calcext:value-type="float">
            <text:p>3.3746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829" calcext:value-type="float">
            <text:p>3.3829</text:p>
          </table:table-cell>
          <table:table-cell office:value-type="float" office:value="3.38" calcext:value-type="float">
            <text:p>3.38</text:p>
          </table:table-cell>
          <table:table-cell office:value-type="float" office:value="3.3922" calcext:value-type="float">
            <text:p>3.3922</text:p>
          </table:table-cell>
          <table:table-cell office:value-type="float" office:value="3.4001" calcext:value-type="float">
            <text:p>3.4001</text:p>
          </table:table-cell>
          <table:table-cell office:value-type="float" office:value="3.387" calcext:value-type="float">
            <text:p>3.387</text:p>
          </table:table-cell>
          <table:table-cell office:value-type="float" office:value="3.4156" calcext:value-type="float">
            <text:p>3.4156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283" calcext:value-type="float">
            <text:p>942.0283</text:p>
          </table:table-cell>
          <table:table-cell office:value-type="string" calcext:value-type="string">
            <text:p><text:s/>:</text:p>
          </table:table-cell>
          <table:table-cell office:value-type="float" office:value="12027" calcext:value-type="float">
            <text:p>12027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3" calcext:value-type="float">
            <text:p>3.343</text:p>
          </table:table-cell>
          <table:table-cell office:value-type="float" office:value="3.3486" calcext:value-type="float">
            <text:p>3.3486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5" calcext:value-type="float">
            <text:p>3.3395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745" calcext:value-type="float">
            <text:p>3.3745</text:p>
          </table:table-cell>
          <table:table-cell office:value-type="float" office:value="3.3982" calcext:value-type="float">
            <text:p>3.3982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8" calcext:value-type="float">
            <text:p>3.38</text:p>
          </table:table-cell>
          <table:table-cell office:value-type="float" office:value="3.3922" calcext:value-type="float">
            <text:p>3.3922</text:p>
          </table:table-cell>
          <table:table-cell office:value-type="float" office:value="3.4001" calcext:value-type="float">
            <text:p>3.4001</text:p>
          </table:table-cell>
          <table:table-cell office:value-type="float" office:value="3.3869" calcext:value-type="float">
            <text:p>3.3869</text:p>
          </table:table-cell>
          <table:table-cell office:value-type="float" office:value="3.4156" calcext:value-type="float">
            <text:p>3.4156</text:p>
          </table:table-cell>
          <table:table-cell office:value-type="float" office:value="3.2967" calcext:value-type="float">
            <text:p>3.2967</text:p>
          </table:table-cell>
          <table:table-cell office:value-type="float" office:value="942.0071" calcext:value-type="float">
            <text:p>942.0071</text:p>
          </table:table-cell>
          <table:table-cell office:value-type="string" calcext:value-type="string">
            <text:p><text:s/>:</text:p>
          </table:table-cell>
          <table:table-cell office:value-type="float" office:value="12023" calcext:value-type="float">
            <text:p>12023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9" calcext:value-type="float">
            <text:p>3.3429</text:p>
          </table:table-cell>
          <table:table-cell office:value-type="float" office:value="3.3486" calcext:value-type="float">
            <text:p>3.3486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291" calcext:value-type="float">
            <text:p>3.4291</text:p>
          </table:table-cell>
          <table:table-cell office:value-type="float" office:value="3.3838" calcext:value-type="float">
            <text:p>3.3838</text:p>
          </table:table-cell>
          <table:table-cell office:value-type="float" office:value="3.3745" calcext:value-type="float">
            <text:p>3.3745</text:p>
          </table:table-cell>
          <table:table-cell office:value-type="float" office:value="3.3981" calcext:value-type="float">
            <text:p>3.3981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8" calcext:value-type="float">
            <text:p>3.3798</text:p>
          </table:table-cell>
          <table:table-cell office:value-type="float" office:value="3.3922" calcext:value-type="float">
            <text:p>3.3922</text:p>
          </table:table-cell>
          <table:table-cell office:value-type="float" office:value="3.4001" calcext:value-type="float">
            <text:p>3.4001</text:p>
          </table:table-cell>
          <table:table-cell office:value-type="float" office:value="3.3869" calcext:value-type="float">
            <text:p>3.3869</text:p>
          </table:table-cell>
          <table:table-cell office:value-type="float" office:value="3.4155" calcext:value-type="float">
            <text:p>3.4155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1.9953" calcext:value-type="float">
            <text:p>941.9953</text:p>
          </table:table-cell>
          <table:table-cell office:value-type="string" calcext:value-type="string">
            <text:p><text:s/>:</text:p>
          </table:table-cell>
          <table:table-cell office:value-type="float" office:value="12029" calcext:value-type="float">
            <text:p>12029</text:p>
          </table:table-cell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640</text:p>
          </table:table-cell>
          <table:table-cell office:value-type="string" calcext:value-type="string">
            <text:p>:</text:p>
          </table:table-cell>
          <table:table-cell office:value-type="float" office:value="3.3429" calcext:value-type="float">
            <text:p>3.3429</text:p>
          </table:table-cell>
          <table:table-cell office:value-type="float" office:value="3.3486" calcext:value-type="float">
            <text:p>3.3486</text:p>
          </table:table-cell>
          <table:table-cell office:value-type="float" office:value="3.3839" calcext:value-type="float">
            <text:p>3.3839</text:p>
          </table:table-cell>
          <table:table-cell office:value-type="float" office:value="3.3394" calcext:value-type="float">
            <text:p>3.3394</text:p>
          </table:table-cell>
          <table:table-cell office:value-type="float" office:value="3.3724" calcext:value-type="float">
            <text:p>3.3724</text:p>
          </table:table-cell>
          <table:table-cell office:value-type="float" office:value="3.4292" calcext:value-type="float">
            <text:p>3.4292</text:p>
          </table:table-cell>
          <table:table-cell office:value-type="float" office:value="3.3837" calcext:value-type="float">
            <text:p>3.3837</text:p>
          </table:table-cell>
          <table:table-cell office:value-type="float" office:value="3.3745" calcext:value-type="float">
            <text:p>3.3745</text:p>
          </table:table-cell>
          <table:table-cell office:value-type="float" office:value="3.3981" calcext:value-type="float">
            <text:p>3.3981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828" calcext:value-type="float">
            <text:p>3.3828</text:p>
          </table:table-cell>
          <table:table-cell office:value-type="float" office:value="3.3799" calcext:value-type="float">
            <text:p>3.3799</text:p>
          </table:table-cell>
          <table:table-cell office:value-type="float" office:value="3.3921" calcext:value-type="float">
            <text:p>3.3921</text:p>
          </table:table-cell>
          <table:table-cell office:value-type="float" office:value="3.4001" calcext:value-type="float">
            <text:p>3.4001</text:p>
          </table:table-cell>
          <table:table-cell office:value-type="float" office:value="3.3869" calcext:value-type="float">
            <text:p>3.3869</text:p>
          </table:table-cell>
          <table:table-cell office:value-type="float" office:value="3.4156" calcext:value-type="float">
            <text:p>3.4156</text:p>
          </table:table-cell>
          <table:table-cell office:value-type="float" office:value="3.2966" calcext:value-type="float">
            <text:p>3.2966</text:p>
          </table:table-cell>
          <table:table-cell office:value-type="float" office:value="942.0001" calcext:value-type="float">
            <text:p>942.0001</text:p>
          </table:table-cell>
          <table:table-cell office:value-type="string" calcext:value-type="string">
            <text:p><text:s/>:</text:p>
          </table:table-cell>
          <table:table-cell office:value-type="float" office:value="12019" calcext:value-type="float">
            <text:p>12019</text:p>
          </table:table-cell>
          <table:table-cell office:value-type="float" office:value="7529" calcext:value-type="float">
            <text:p>75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AVERAGE([.D70:.D77])" office:value-type="float" office:value="3.342975" calcext:value-type="float">
            <text:p>3.342975</text:p>
          </table:table-cell>
          <table:table-cell table:formula="of:=AVERAGE([.E70:.E77])" office:value-type="float" office:value="3.3486625" calcext:value-type="float">
            <text:p>3.3486625</text:p>
          </table:table-cell>
          <table:table-cell table:formula="of:=AVERAGE([.F70:.F77])" office:value-type="float" office:value="3.383925" calcext:value-type="float">
            <text:p>3.383925</text:p>
          </table:table-cell>
          <table:table-cell table:formula="of:=AVERAGE([.G70:.G77])" office:value-type="float" office:value="3.3395" calcext:value-type="float">
            <text:p>3.3395</text:p>
          </table:table-cell>
          <table:table-cell table:formula="of:=AVERAGE([.H70:.H77])" office:value-type="float" office:value="3.3724625" calcext:value-type="float">
            <text:p>3.3724625</text:p>
          </table:table-cell>
          <table:table-cell table:formula="of:=AVERAGE([.I70:.I77])" office:value-type="float" office:value="3.4292" calcext:value-type="float">
            <text:p>3.4292</text:p>
          </table:table-cell>
          <table:table-cell table:formula="of:=AVERAGE([.J70:.J77])" office:value-type="float" office:value="3.383775" calcext:value-type="float">
            <text:p>3.383775</text:p>
          </table:table-cell>
          <table:table-cell table:formula="of:=AVERAGE([.K70:.K77])" office:value-type="float" office:value="3.3745625" calcext:value-type="float">
            <text:p>3.3745625</text:p>
          </table:table-cell>
          <table:table-cell table:formula="of:=AVERAGE([.L70:.L77])" office:value-type="float" office:value="3.398175" calcext:value-type="float">
            <text:p>3.398175</text:p>
          </table:table-cell>
          <table:table-cell table:formula="of:=AVERAGE([.M70:.M77])" office:value-type="float" office:value="3.3799375" calcext:value-type="float">
            <text:p>3.3799375</text:p>
          </table:table-cell>
          <table:table-cell table:formula="of:=AVERAGE([.N70:.N77])" office:value-type="float" office:value="3.382875" calcext:value-type="float">
            <text:p>3.382875</text:p>
          </table:table-cell>
          <table:table-cell table:formula="of:=AVERAGE([.O70:.O77])" office:value-type="float" office:value="3.379975" calcext:value-type="float">
            <text:p>3.379975</text:p>
          </table:table-cell>
          <table:table-cell table:formula="of:=AVERAGE([.P70:.P77])" office:value-type="float" office:value="3.392225" calcext:value-type="float">
            <text:p>3.392225</text:p>
          </table:table-cell>
          <table:table-cell table:formula="of:=AVERAGE([.Q70:.Q77])" office:value-type="float" office:value="3.40015" calcext:value-type="float">
            <text:p>3.40015</text:p>
          </table:table-cell>
          <table:table-cell table:formula="of:=AVERAGE([.R70:.R77])" office:value-type="float" office:value="3.3869625" calcext:value-type="float">
            <text:p>3.3869625</text:p>
          </table:table-cell>
          <table:table-cell table:formula="of:=AVERAGE([.S70:.S77])" office:value-type="float" office:value="3.4156375" calcext:value-type="float">
            <text:p>3.4156375</text:p>
          </table:table-cell>
          <table:table-cell table:formula="of:=AVERAGE([.T70:.T77])" office:value-type="float" office:value="3.296675" calcext:value-type="float">
            <text:p>3.296675</text:p>
          </table:table-cell>
          <table:table-cell table:formula="of:=AVERAGE([.U70:.U77])" office:value-type="float" office:value="942.0179625" calcext:value-type="float">
            <text:p>942.0179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302" calcext:value-type="float">
            <text:p>3.302</text:p>
          </table:table-cell>
          <table:table-cell/>
          <table:table-cell table:formula="of:=[.D78]/[.$B79]" office:value-type="float" office:value="1.01240914597214" calcext:value-type="float">
            <text:p>1.012409146</text:p>
          </table:table-cell>
          <table:table-cell table:formula="of:=[.E78]/[.$B79]" office:value-type="float" office:value="1.01413158691702" calcext:value-type="float">
            <text:p>1.0141315869</text:p>
          </table:table-cell>
          <table:table-cell table:formula="of:=[.F78]/[.$B79]" office:value-type="float" office:value="1.02481072077529" calcext:value-type="float">
            <text:p>1.0248107208</text:p>
          </table:table-cell>
          <table:table-cell table:formula="of:=[.G78]/[.$B79]" office:value-type="float" office:value="1.01135675348274" calcext:value-type="float">
            <text:p>1.0113567535</text:p>
          </table:table-cell>
          <table:table-cell table:formula="of:=[.H78]/[.$B79]" office:value-type="float" office:value="1.02133933979406" calcext:value-type="float">
            <text:p>1.0213393398</text:p>
          </table:table-cell>
          <table:table-cell table:formula="of:=[.I78]/[.$B79]" office:value-type="float" office:value="1.03852210781345" calcext:value-type="float">
            <text:p>1.0385221078</text:p>
          </table:table-cell>
          <table:table-cell table:formula="of:=[.J78]/[.$B79]" office:value-type="float" office:value="1.02476529376136" calcext:value-type="float">
            <text:p>1.0247652938</text:p>
          </table:table-cell>
          <table:table-cell table:formula="of:=[.K78]/[.$B79]" office:value-type="float" office:value="1.0219753179891" calcext:value-type="float">
            <text:p>1.021975318</text:p>
          </table:table-cell>
          <table:table-cell table:formula="of:=[.L78]/[.$B79]" office:value-type="float" office:value="1.02912628709873" calcext:value-type="float">
            <text:p>1.0291262871</text:p>
          </table:table-cell>
          <table:table-cell table:formula="of:=[.M78]/[.$B79]" office:value-type="float" office:value="1.02360311932162" calcext:value-type="float">
            <text:p>1.0236031193</text:p>
          </table:table-cell>
          <table:table-cell table:formula="of:=[.N78]/[.$B79]" office:value-type="float" office:value="1.02449273167777" calcext:value-type="float">
            <text:p>1.0244927317</text:p>
          </table:table-cell>
          <table:table-cell table:formula="of:=[.O78]/[.$B79]" office:value-type="float" office:value="1.02361447607511" calcext:value-type="float">
            <text:p>1.0236144761</text:p>
          </table:table-cell>
          <table:table-cell table:formula="of:=[.P78]/[.$B79]" office:value-type="float" office:value="1.02732434887947" calcext:value-type="float">
            <text:p>1.0273243489</text:p>
          </table:table-cell>
          <table:table-cell table:formula="of:=[.Q78]/[.$B79]" office:value-type="float" office:value="1.02972440944882" calcext:value-type="float">
            <text:p>1.0297244094</text:p>
          </table:table-cell>
          <table:table-cell table:formula="of:=[.R78]/[.$B79]" office:value-type="float" office:value="1.02573061780739" calcext:value-type="float">
            <text:p>1.0257306178</text:p>
          </table:table-cell>
          <table:table-cell table:formula="of:=[.S78]/[.$B79]" office:value-type="float" office:value="1.03441474863719" calcext:value-type="float">
            <text:p>1.0344147486</text:p>
          </table:table-cell>
          <table:table-cell table:formula="of:=[.T78]/[.$B79]" office:value-type="float" office:value="0.998387341005451" calcext:value-type="float">
            <text:p>0.99838734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0.00012536" calcext:value-type="float">
            <text:p>1.253600E-04</text:p>
          </table:table-cell>
          <table:table-cell/>
          <table:table-cell table:style-name="ce3" table:formula="of:=[.$B80]/[.D79]" office:value-type="float" office:value="0.000123823456651635" calcext:value-type="float">
            <text:p>1.238235E-04</text:p>
          </table:table-cell>
          <table:table-cell table:style-name="ce3" table:formula="of:=[.$B80]/[.E79]" office:value-type="float" office:value="0.000123613150026316" calcext:value-type="float">
            <text:p>1.236132E-04</text:p>
          </table:table-cell>
          <table:table-cell table:style-name="ce3" table:formula="of:=[.$B80]/[.F79]" office:value-type="float" office:value="0.000122325027889212" calcext:value-type="float">
            <text:p>1.223250E-04</text:p>
          </table:table-cell>
          <table:table-cell table:style-name="ce3" table:formula="of:=[.$B80]/[.G79]" office:value-type="float" office:value="0.000123952304237161" calcext:value-type="float">
            <text:p>1.239523E-04</text:p>
          </table:table-cell>
          <table:table-cell table:style-name="ce3" table:formula="of:=[.$B80]/[.H79]" office:value-type="float" office:value="0.000122740792521785" calcext:value-type="float">
            <text:p>1.227408E-04</text:p>
          </table:table-cell>
          <table:table-cell table:style-name="ce3" table:formula="of:=[.$B80]/[.I79]" office:value-type="float" office:value="0.000120709996500642" calcext:value-type="float">
            <text:p>1.207100E-04</text:p>
          </table:table-cell>
          <table:table-cell table:style-name="ce3" table:formula="of:=[.$B80]/[.J79]" office:value-type="float" office:value="0.000122330450458438" calcext:value-type="float">
            <text:p>1.223305E-04</text:p>
          </table:table-cell>
          <table:table-cell table:style-name="ce3" table:formula="of:=[.$B80]/[.K79]" office:value-type="float" office:value="0.000122664410571741" calcext:value-type="float">
            <text:p>1.226644E-04</text:p>
          </table:table-cell>
          <table:table-cell table:style-name="ce3" table:formula="of:=[.$B80]/[.L79]" office:value-type="float" office:value="0.000121812066771135" calcext:value-type="float">
            <text:p>1.218121E-04</text:p>
          </table:table-cell>
          <table:table-cell table:style-name="ce3" table:formula="of:=[.$B80]/[.M79]" office:value-type="float" office:value="0.000122469341518889" calcext:value-type="float">
            <text:p>1.224693E-04</text:p>
          </table:table-cell>
          <table:table-cell table:style-name="ce3" table:formula="of:=[.$B80]/[.N79]" office:value-type="float" office:value="0.000122362995972361" calcext:value-type="float">
            <text:p>1.223630E-04</text:p>
          </table:table-cell>
          <table:table-cell table:style-name="ce3" table:formula="of:=[.$B80]/[.O79]" office:value-type="float" office:value="0.000122467982751352" calcext:value-type="float">
            <text:p>1.224680E-04</text:p>
          </table:table-cell>
          <table:table-cell table:style-name="ce3" table:formula="of:=[.$B80]/[.P79]" office:value-type="float" office:value="0.00012202572647746" calcext:value-type="float">
            <text:p>1.220257E-04</text:p>
          </table:table-cell>
          <table:table-cell table:style-name="ce3" table:formula="of:=[.$B80]/[.Q79]" office:value-type="float" office:value="0.000121741311412732" calcext:value-type="float">
            <text:p>1.217413E-04</text:p>
          </table:table-cell>
          <table:table-cell table:style-name="ce3" table:formula="of:=[.$B80]/[.R79]" office:value-type="float" office:value="0.000122215324202733" calcext:value-type="float">
            <text:p>1.222153E-04</text:p>
          </table:table-cell>
          <table:table-cell table:style-name="ce3" table:formula="of:=[.$B80]/[.S79]" office:value-type="float" office:value="0.000121189300679595" calcext:value-type="float">
            <text:p>1.211893E-04</text:p>
          </table:table-cell>
          <table:table-cell table:style-name="ce3" table:formula="of:=[.$B81]/[.T79]" office:value-type="float" office:value="0.0000171419741588115" calcext:value-type="float">
            <text:p>1.714197E-05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0.00001711433" calcext:value-type="float">
            <text:p>1.71E-05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p→cabs[0].scale =</text:p>
          </table:table-cell>
          <table:table-cell/>
          <table:table-cell table:style-name="ce3" table:formula="of:=[.D80]" office:value-type="float" office:value="0.000123823456651635" calcext:value-type="float">
            <text:p>1.23823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1].scale =</text:p>
          </table:table-cell>
          <table:table-cell/>
          <table:table-cell table:style-name="ce3" table:formula="of:=[.E80]" office:value-type="float" office:value="0.000123613150026316" calcext:value-type="float">
            <text:p>1.236132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2].scale =</text:p>
          </table:table-cell>
          <table:table-cell/>
          <table:table-cell table:style-name="ce3" table:formula="of:=[.F80]" office:value-type="float" office:value="0.000122325027889212" calcext:value-type="float">
            <text:p>1.223250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3].scale =</text:p>
          </table:table-cell>
          <table:table-cell/>
          <table:table-cell table:style-name="ce3" table:formula="of:=[.G80]" office:value-type="float" office:value="0.000123952304237161" calcext:value-type="float">
            <text:p>1.239523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4].scale =</text:p>
          </table:table-cell>
          <table:table-cell/>
          <table:table-cell table:style-name="ce3" table:formula="of:=[.H80]" office:value-type="float" office:value="0.000122740792521785" calcext:value-type="float">
            <text:p>1.227408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5].scale =</text:p>
          </table:table-cell>
          <table:table-cell/>
          <table:table-cell table:style-name="ce3" table:formula="of:=[.I80]" office:value-type="float" office:value="0.000120709996500642" calcext:value-type="float">
            <text:p>1.207100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6].scale =</text:p>
          </table:table-cell>
          <table:table-cell/>
          <table:table-cell table:style-name="ce3" table:formula="of:=[.J80]" office:value-type="float" office:value="0.000122330450458438" calcext:value-type="float">
            <text:p>1.223305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7].scale =</text:p>
          </table:table-cell>
          <table:table-cell/>
          <table:table-cell table:style-name="ce3" table:formula="of:=[.K80]" office:value-type="float" office:value="0.000122664410571741" calcext:value-type="float">
            <text:p>1.226644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8].scale =</text:p>
          </table:table-cell>
          <table:table-cell/>
          <table:table-cell table:style-name="ce3" table:formula="of:=[.L80]" office:value-type="float" office:value="0.000121812066771135" calcext:value-type="float">
            <text:p>1.218121E-04</text:p>
          </table:table-cell>
          <table:table-cell office:value-type="string" calcext:value-type="string">
            <text:p>;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→cabs[9].scale =</text:p>
          </table:table-cell>
          <table:table-cell/>
          <table:table-cell table:style-name="ce3" table:formula="of:=[.M80]" office:value-type="float" office:value="0.000122469341518889" calcext:value-type="float">
            <text:p>1.22469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8" calcext:value-type="float">
            <text:p>7538</text:p>
          </table:table-cell>
        </table:table-row>
        <table:table-row table:style-name="ro1">
          <table:table-cell/>
          <table:table-cell office:value-type="string" calcext:value-type="string">
            <text:p>p→cabs[10].scale =</text:p>
          </table:table-cell>
          <table:table-cell/>
          <table:table-cell table:style-name="ce3" table:formula="of:=[.N80]" office:value-type="float" office:value="0.000122362995972361" calcext:value-type="float">
            <text:p>1.223630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1].scale =</text:p>
          </table:table-cell>
          <table:table-cell/>
          <table:table-cell table:style-name="ce3" table:formula="of:=[.O80]" office:value-type="float" office:value="0.000122467982751352" calcext:value-type="float">
            <text:p>1.224680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2].scale =</text:p>
          </table:table-cell>
          <table:table-cell/>
          <table:table-cell table:style-name="ce3" table:formula="of:=[.P80]" office:value-type="float" office:value="0.00012202572647746" calcext:value-type="float">
            <text:p>1.220257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3].scale =</text:p>
          </table:table-cell>
          <table:table-cell/>
          <table:table-cell table:style-name="ce3" table:formula="of:=[.Q80]" office:value-type="float" office:value="0.000121741311412732" calcext:value-type="float">
            <text:p>1.21741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7" calcext:value-type="float">
            <text:p>7537</text:p>
          </table:table-cell>
        </table:table-row>
        <table:table-row table:style-name="ro1">
          <table:table-cell/>
          <table:table-cell office:value-type="string" calcext:value-type="string">
            <text:p>p→cabs[14].scale =</text:p>
          </table:table-cell>
          <table:table-cell/>
          <table:table-cell table:style-name="ce3" table:formula="of:=[.R80]" office:value-type="float" office:value="0.000122215324202733" calcext:value-type="float">
            <text:p>1.22215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6" calcext:value-type="float">
            <text:p>7536</text:p>
          </table:table-cell>
        </table:table-row>
        <table:table-row table:style-name="ro1">
          <table:table-cell/>
          <table:table-cell office:value-type="string" calcext:value-type="string">
            <text:p>p→cabs[15].scale =</text:p>
          </table:table-cell>
          <table:table-cell/>
          <table:table-cell table:style-name="ce3" table:formula="of:=[.S80]" office:value-type="float" office:value="0.000121189300679595" calcext:value-type="float">
            <text:p>1.211893E-04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5" calcext:value-type="float">
            <text:p>7535</text:p>
          </table:table-cell>
        </table:table-row>
        <table:table-row table:style-name="ro1">
          <table:table-cell/>
          <table:table-cell office:value-type="string" calcext:value-type="string">
            <text:p>p→cabs[16].scale =</text:p>
          </table:table-cell>
          <table:table-cell/>
          <table:table-cell table:style-name="ce3" table:formula="of:=[.T80]" office:value-type="float" office:value="0.0000171419741588115" calcext:value-type="float">
            <text:p>1.714197E-0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34" calcext:value-type="float">
            <text:p>7534</text:p>
          </table:table-cell>
        </table:table-row>
        <table:table-row table:style-name="ro1">
          <table:table-cell/>
          <table:table-cell office:value-type="string" calcext:value-type="string">
            <text:p>p→cabs[17].scale =</text:p>
          </table:table-cell>
          <table:table-cell/>
          <table:table-cell table:formula="of:=1/(8*16)" office:value-type="float" office:value="0.0078125" calcext:value-type="float">
            <text:p>0.0078125</text:p>
          </table:table-cell>
          <table:table-cell office:value-type="string" calcext:value-type="string">
            <text:p>;</text:p>
          </table:table-cell>
          <table:table-cell table:number-columns-repeated="18"/>
          <table:table-cell office:value-type="float" office:value="7540" calcext:value-type="float">
            <text:p>7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20:52:52.840179143</meta:creation-date>
    <dc:date>2021-08-12T21:32:00.422880652</dc:date>
    <meta:editing-duration>P1DT8H19M1S</meta:editing-duration>
    <meta:editing-cycles>11</meta:editing-cycles>
    <meta:generator>LibreOffice/5.1.6.2$Linux_X86_64 LibreOffice_project/10m0$Build-2</meta:generator>
    <meta:document-statistic meta:table-count="1" meta:cell-count="801" meta:object-count="0"/>
  </office:meta>
</office:document-meta>
</file>